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CommandImpl.absoluteLocation( String loc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Update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CommandImpl.execute( String s , PrintStream out , PrintStream er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UpdateCommandImpl.Update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